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eclarationPool.ensureST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ensureAttributeUse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DeclarationPool.resize( XSElementDec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ensureAttr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getModel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ensureCT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resize( XSModelGroupImp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getAttributeDec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resize( XSAttributeDec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ensureElement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resize( XSParticleDec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ensureParticleDecl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resize( XSAttributeUseImp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getParticleDec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getComplexTypeDec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resize( XSSimpleTypeDec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getElementDec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ensureModelGroupCapacity( int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eclarationPool.resize( XSComplexTypeDecl array [ ] [ ]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eclarationPool.getSimpleTypeDec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eclarationPool.getAttribute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